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74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7835in"/>
    </style:style>
    <style:style style:name="co9" style:family="table-column">
      <style:table-column-properties fo:break-before="auto" style:column-width="1.3709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6.018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9043in"/>
    </style:style>
    <style:style style:name="co14" style:family="table-column">
      <style:table-column-properties fo:break-before="auto" style:column-width="6.13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4"/>
        <table:table-column table:style-name="co12" table:default-cell-style-name="ce5"/>
        <table:table-column table:style-name="co12" table:default-cell-style-name="Default"/>
        <table:table-row table:style-name="ro1">
          <table:table-cell table:style-name="ce1" office:value-type="string" calcext:value-type="string">
            <text:p>SCG_DT_CMP</text:p>
          </table:table-cell>
          <table:table-cell/>
          <table:table-cell table:formula="of:=LEN([.C3])" office:value-type="float" office:value="15" calcext:value-type="float">
            <text:p>15</text:p>
          </table:table-cell>
          <table:table-cell table:style-name="ce2"/>
          <table:table-cell table:number-columns-repeated="11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sc_cuenta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debheb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ent costo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2110104020000000002</text:p>
          </table:table-cell>
          <table:table-cell office:value-type="string" calcext:value-type="string">
            <text:p>SCGCMP</text:p>
          </table:table-cell>
          <table:table-cell table:formula="of:=[.C3]" office:value-type="string" office:string-value="SNOINTDIA040001" calcext:value-type="string">
            <text:p>SNOINTDIA0400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0</text:p>
          </table:table-cell>
          <table:table-cell table:formula="of:=SUM([.M4:.M47])" office:value-type="float" office:value="764756.295824396" calcext:value-type="float">
            <text:p>764756.30</text:p>
          </table:table-cell>
          <table:table-cell office:value-type="string" calcext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INTDIA040001','2014-04-30','---','-------------------------','2110104020000000002','SCGCMP','SNOINTDIA040001','H','PROVISION DE INTERESES DE PRESTACIONES SOCIALES NOMINA DIARIA ABRIL 2014',764756.295824396,0);" calcext:value-type="string">
            <text:p>INSERT INTO scg_dt_cmp VALUES('0001','SCGCMP','SNOINTDIA040001','2014-04-30','---','-------------------------','2110104020000000002','SCGCMP','SNOINTDIA040001','H','PROVISION DE INTERESES DE PRESTACIONES SOCIALES NOMINA DIARIA ABRIL 2014',764756.295824396,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 calcext:value-type="string">
            <text:p>6110800003602000001</text:p>
          </table:table-cell>
          <table:table-cell office:value-type="string" calcext:value-type="string">
            <text:p>SCGCMP</text:p>
          </table:table-cell>
          <table:table-cell table:formula="of:=[.C4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3509.1" calcext:value-type="float">
            <text:p>3509.10</text:p>
          </table:table-cell>
          <table:table-cell office:value-type="float" office:value="1" calcext:value-type="float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INTDIA040001','2014-04-30','---','-------------------------','6110800003602000001','SCGCMP','SNOINTDIA040001','D','PROVISION DE INTERESES DE PRESTACIONES SOCIALES NOMINA DIARIA ABRIL 2014',3509.1,1);" calcext:value-type="string">
            <text:p>INSERT INTO scg_dt_cmp VALUES('0001','SCGCMP','SNOINTDIA040001','2014-04-30','---','-------------------------','6110800003602000001','SCGCMP','SNOINTDIA040001','D','PROVISION DE INTERESES DE PRESTACIONES SOCIALES NOMINA DIARIA ABRIL 2014',3509.1,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 calcext:value-type="string">
            <text:p>6110800004504000001</text:p>
          </table:table-cell>
          <table:table-cell office:value-type="string" calcext:value-type="string">
            <text:p>SCGCMP</text:p>
          </table:table-cell>
          <table:table-cell table:formula="of:=[.C5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1559.49" calcext:value-type="float">
            <text:p>1559.49</text:p>
          </table:table-cell>
          <table:table-cell office:value-type="float" office:value="2" calcext:value-type="float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INTDIA040001','2014-04-30','---','-------------------------','6110800004504000001','SCGCMP','SNOINTDIA040001','D','PROVISION DE INTERESES DE PRESTACIONES SOCIALES NOMINA DIARIA ABRIL 2014',1559.49,2);" calcext:value-type="string">
            <text:p>INSERT INTO scg_dt_cmp VALUES('0001','SCGCMP','SNOINTDIA040001','2014-04-30','---','-------------------------','6110800004504000001','SCGCMP','SNOINTDIA040001','D','PROVISION DE INTERESES DE PRESTACIONES SOCIALES NOMINA DIARIA ABRIL 2014',1559.49,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 calcext:value-type="string">
            <text:p>6110800002002000001</text:p>
          </table:table-cell>
          <table:table-cell office:value-type="string" calcext:value-type="string">
            <text:p>SCGCMP</text:p>
          </table:table-cell>
          <table:table-cell table:formula="of:=[.C6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102105.145824396" calcext:value-type="float">
            <text:p>102105.15</text:p>
          </table:table-cell>
          <table:table-cell office:value-type="float" office:value="3" calcext:value-type="float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INTDIA040001','2014-04-30','---','-------------------------','6110800002002000001','SCGCMP','SNOINTDIA040001','D','PROVISION DE INTERESES DE PRESTACIONES SOCIALES NOMINA DIARIA ABRIL 2014',102105.145824396,3);" calcext:value-type="string">
            <text:p>INSERT INTO scg_dt_cmp VALUES('0001','SCGCMP','SNOINTDIA040001','2014-04-30','---','-------------------------','6110800002002000001','SCGCMP','SNOINTDIA040001','D','PROVISION DE INTERESES DE PRESTACIONES SOCIALES NOMINA DIARIA ABRIL 2014',102105.145824396,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 calcext:value-type="string">
            <text:p>6110800002903000001</text:p>
          </table:table-cell>
          <table:table-cell office:value-type="string" calcext:value-type="string">
            <text:p>SCGCMP</text:p>
          </table:table-cell>
          <table:table-cell table:formula="of:=[.C7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8873.76" calcext:value-type="float">
            <text:p>8873.76</text:p>
          </table:table-cell>
          <table:table-cell office:value-type="float" office:value="4" calcext:value-type="float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INTDIA040001','2014-04-30','---','-------------------------','6110800002903000001','SCGCMP','SNOINTDIA040001','D','PROVISION DE INTERESES DE PRESTACIONES SOCIALES NOMINA DIARIA ABRIL 2014',8873.76,4);" calcext:value-type="string">
            <text:p>INSERT INTO scg_dt_cmp VALUES('0001','SCGCMP','SNOINTDIA040001','2014-04-30','---','-------------------------','6110800002903000001','SCGCMP','SNOINTDIA040001','D','PROVISION DE INTERESES DE PRESTACIONES SOCIALES NOMINA DIARIA ABRIL 2014',8873.76,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 calcext:value-type="string">
            <text:p>6110800004103000001</text:p>
          </table:table-cell>
          <table:table-cell office:value-type="string" calcext:value-type="string">
            <text:p>SCGCMP</text:p>
          </table:table-cell>
          <table:table-cell table:formula="of:=[.C8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5542.95" calcext:value-type="float">
            <text:p>5542.95</text:p>
          </table:table-cell>
          <table:table-cell office:value-type="float" office:value="5" calcext:value-type="float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INTDIA040001','2014-04-30','---','-------------------------','6110800004103000001','SCGCMP','SNOINTDIA040001','D','PROVISION DE INTERESES DE PRESTACIONES SOCIALES NOMINA DIARIA ABRIL 2014',5542.95,5);" calcext:value-type="string">
            <text:p>INSERT INTO scg_dt_cmp VALUES('0001','SCGCMP','SNOINTDIA040001','2014-04-30','---','-------------------------','6110800004103000001','SCGCMP','SNOINTDIA040001','D','PROVISION DE INTERESES DE PRESTACIONES SOCIALES NOMINA DIARIA ABRIL 2014',5542.95,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 calcext:value-type="string">
            <text:p>6110800002003000001</text:p>
          </table:table-cell>
          <table:table-cell office:value-type="string" calcext:value-type="string">
            <text:p>SCGCMP</text:p>
          </table:table-cell>
          <table:table-cell table:formula="of:=[.C9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3618.93" calcext:value-type="float">
            <text:p>3618.93</text:p>
          </table:table-cell>
          <table:table-cell office:value-type="float" office:value="6" calcext:value-type="float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INTDIA040001','2014-04-30','---','-------------------------','6110800002003000001','SCGCMP','SNOINTDIA040001','D','PROVISION DE INTERESES DE PRESTACIONES SOCIALES NOMINA DIARIA ABRIL 2014',3618.93,6);" calcext:value-type="string">
            <text:p>INSERT INTO scg_dt_cmp VALUES('0001','SCGCMP','SNOINTDIA040001','2014-04-30','---','-------------------------','6110800002003000001','SCGCMP','SNOINTDIA040001','D','PROVISION DE INTERESES DE PRESTACIONES SOCIALES NOMINA DIARIA ABRIL 2014',3618.93,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 calcext:value-type="string">
            <text:p>6110800004601000001</text:p>
          </table:table-cell>
          <table:table-cell office:value-type="string" calcext:value-type="string">
            <text:p>SCGCMP</text:p>
          </table:table-cell>
          <table:table-cell table:formula="of:=[.C10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6408.28" calcext:value-type="float">
            <text:p>6408.28</text:p>
          </table:table-cell>
          <table:table-cell office:value-type="float" office:value="7" calcext:value-type="float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INTDIA040001','2014-04-30','---','-------------------------','6110800004601000001','SCGCMP','SNOINTDIA040001','D','PROVISION DE INTERESES DE PRESTACIONES SOCIALES NOMINA DIARIA ABRIL 2014',6408.28,7);" calcext:value-type="string">
            <text:p>INSERT INTO scg_dt_cmp VALUES('0001','SCGCMP','SNOINTDIA040001','2014-04-30','---','-------------------------','6110800004601000001','SCGCMP','SNOINTDIA040001','D','PROVISION DE INTERESES DE PRESTACIONES SOCIALES NOMINA DIARIA ABRIL 2014',6408.28,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 calcext:value-type="string">
            <text:p>6110800004002000001</text:p>
          </table:table-cell>
          <table:table-cell office:value-type="string" calcext:value-type="string">
            <text:p>SCGCMP</text:p>
          </table:table-cell>
          <table:table-cell table:formula="of:=[.C11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1149.34" calcext:value-type="float">
            <text:p>1149.34</text:p>
          </table:table-cell>
          <table:table-cell office:value-type="float" office:value="8" calcext:value-type="float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INTDIA040001','2014-04-30','---','-------------------------','6110800004002000001','SCGCMP','SNOINTDIA040001','D','PROVISION DE INTERESES DE PRESTACIONES SOCIALES NOMINA DIARIA ABRIL 2014',1149.34,8);" calcext:value-type="string">
            <text:p>INSERT INTO scg_dt_cmp VALUES('0001','SCGCMP','SNOINTDIA040001','2014-04-30','---','-------------------------','6110800004002000001','SCGCMP','SNOINTDIA040001','D','PROVISION DE INTERESES DE PRESTACIONES SOCIALES NOMINA DIARIA ABRIL 2014',1149.34,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 calcext:value-type="string">
            <text:p>6110800002400000001</text:p>
          </table:table-cell>
          <table:table-cell office:value-type="string" calcext:value-type="string">
            <text:p>SCGCMP</text:p>
          </table:table-cell>
          <table:table-cell table:formula="of:=[.C12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291.87" calcext:value-type="float">
            <text:p>291.87</text:p>
          </table:table-cell>
          <table:table-cell office:value-type="float" office:value="9" calcext:value-type="float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INTDIA040001','2014-04-30','---','-------------------------','6110800002400000001','SCGCMP','SNOINTDIA040001','D','PROVISION DE INTERESES DE PRESTACIONES SOCIALES NOMINA DIARIA ABRIL 2014',291.87,9);" calcext:value-type="string">
            <text:p>INSERT INTO scg_dt_cmp VALUES('0001','SCGCMP','SNOINTDIA040001','2014-04-30','---','-------------------------','6110800002400000001','SCGCMP','SNOINTDIA040001','D','PROVISION DE INTERESES DE PRESTACIONES SOCIALES NOMINA DIARIA ABRIL 2014',291.87,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 calcext:value-type="string">
            <text:p>6110800002802000001</text:p>
          </table:table-cell>
          <table:table-cell office:value-type="string" calcext:value-type="string">
            <text:p>SCGCMP</text:p>
          </table:table-cell>
          <table:table-cell table:formula="of:=[.C13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2637.4" calcext:value-type="float">
            <text:p>2637.40</text:p>
          </table:table-cell>
          <table:table-cell office:value-type="float" office:value="10" calcext:value-type="float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INTDIA040001','2014-04-30','---','-------------------------','6110800002802000001','SCGCMP','SNOINTDIA040001','D','PROVISION DE INTERESES DE PRESTACIONES SOCIALES NOMINA DIARIA ABRIL 2014',2637.4,10);" calcext:value-type="string">
            <text:p>INSERT INTO scg_dt_cmp VALUES('0001','SCGCMP','SNOINTDIA040001','2014-04-30','---','-------------------------','6110800002802000001','SCGCMP','SNOINTDIA040001','D','PROVISION DE INTERESES DE PRESTACIONES SOCIALES NOMINA DIARIA ABRIL 2014',2637.4,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 calcext:value-type="string">
            <text:p>6110800002900000001</text:p>
          </table:table-cell>
          <table:table-cell office:value-type="string" calcext:value-type="string">
            <text:p>SCGCMP</text:p>
          </table:table-cell>
          <table:table-cell table:formula="of:=[.C14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6590.71" calcext:value-type="float">
            <text:p>6590.71</text:p>
          </table:table-cell>
          <table:table-cell office:value-type="float" office:value="11" calcext:value-type="float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INTDIA040001','2014-04-30','---','-------------------------','6110800002900000001','SCGCMP','SNOINTDIA040001','D','PROVISION DE INTERESES DE PRESTACIONES SOCIALES NOMINA DIARIA ABRIL 2014',6590.71,11);" calcext:value-type="string">
            <text:p>INSERT INTO scg_dt_cmp VALUES('0001','SCGCMP','SNOINTDIA040001','2014-04-30','---','-------------------------','6110800002900000001','SCGCMP','SNOINTDIA040001','D','PROVISION DE INTERESES DE PRESTACIONES SOCIALES NOMINA DIARIA ABRIL 2014',6590.71,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 calcext:value-type="string">
            <text:p>6110800003302000001</text:p>
          </table:table-cell>
          <table:table-cell office:value-type="string" calcext:value-type="string">
            <text:p>SCGCMP</text:p>
          </table:table-cell>
          <table:table-cell table:formula="of:=[.C15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7685.91" calcext:value-type="float">
            <text:p>7685.91</text:p>
          </table:table-cell>
          <table:table-cell office:value-type="float" office:value="12" calcext:value-type="float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INTDIA040001','2014-04-30','---','-------------------------','6110800003302000001','SCGCMP','SNOINTDIA040001','D','PROVISION DE INTERESES DE PRESTACIONES SOCIALES NOMINA DIARIA ABRIL 2014',7685.91,12);" calcext:value-type="string">
            <text:p>INSERT INTO scg_dt_cmp VALUES('0001','SCGCMP','SNOINTDIA040001','2014-04-30','---','-------------------------','6110800003302000001','SCGCMP','SNOINTDIA040001','D','PROVISION DE INTERESES DE PRESTACIONES SOCIALES NOMINA DIARIA ABRIL 2014',7685.91,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 calcext:value-type="string">
            <text:p>6110800003201000001</text:p>
          </table:table-cell>
          <table:table-cell office:value-type="string" calcext:value-type="string">
            <text:p>SCGCMP</text:p>
          </table:table-cell>
          <table:table-cell table:formula="of:=[.C16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142429.14" calcext:value-type="float">
            <text:p>142429.14</text:p>
          </table:table-cell>
          <table:table-cell office:value-type="float" office:value="13" calcext:value-type="float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INTDIA040001','2014-04-30','---','-------------------------','6110800003201000001','SCGCMP','SNOINTDIA040001','D','PROVISION DE INTERESES DE PRESTACIONES SOCIALES NOMINA DIARIA ABRIL 2014',142429.14,13);" calcext:value-type="string">
            <text:p>INSERT INTO scg_dt_cmp VALUES('0001','SCGCMP','SNOINTDIA040001','2014-04-30','---','-------------------------','6110800003201000001','SCGCMP','SNOINTDIA040001','D','PROVISION DE INTERESES DE PRESTACIONES SOCIALES NOMINA DIARIA ABRIL 2014',142429.14,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 calcext:value-type="string">
            <text:p>6110800004508000001</text:p>
          </table:table-cell>
          <table:table-cell office:value-type="string" calcext:value-type="string">
            <text:p>SCGCMP</text:p>
          </table:table-cell>
          <table:table-cell table:formula="of:=[.C17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15066.55" calcext:value-type="float">
            <text:p>15066.55</text:p>
          </table:table-cell>
          <table:table-cell office:value-type="float" office:value="14" calcext:value-type="float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INTDIA040001','2014-04-30','---','-------------------------','6110800004508000001','SCGCMP','SNOINTDIA040001','D','PROVISION DE INTERESES DE PRESTACIONES SOCIALES NOMINA DIARIA ABRIL 2014',15066.55,14);" calcext:value-type="string">
            <text:p>INSERT INTO scg_dt_cmp VALUES('0001','SCGCMP','SNOINTDIA040001','2014-04-30','---','-------------------------','6110800004508000001','SCGCMP','SNOINTDIA040001','D','PROVISION DE INTERESES DE PRESTACIONES SOCIALES NOMINA DIARIA ABRIL 2014',15066.55,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 calcext:value-type="string">
            <text:p>6110800002904000001</text:p>
          </table:table-cell>
          <table:table-cell office:value-type="string" calcext:value-type="string">
            <text:p>SCGCMP</text:p>
          </table:table-cell>
          <table:table-cell table:formula="of:=[.C18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4385.82" calcext:value-type="float">
            <text:p>4385.82</text:p>
          </table:table-cell>
          <table:table-cell office:value-type="float" office:value="15" calcext:value-type="float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INTDIA040001','2014-04-30','---','-------------------------','6110800002904000001','SCGCMP','SNOINTDIA040001','D','PROVISION DE INTERESES DE PRESTACIONES SOCIALES NOMINA DIARIA ABRIL 2014',4385.82,15);" calcext:value-type="string">
            <text:p>INSERT INTO scg_dt_cmp VALUES('0001','SCGCMP','SNOINTDIA040001','2014-04-30','---','-------------------------','6110800002904000001','SCGCMP','SNOINTDIA040001','D','PROVISION DE INTERESES DE PRESTACIONES SOCIALES NOMINA DIARIA ABRIL 2014',4385.82,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 calcext:value-type="string">
            <text:p>6110800003102000001</text:p>
          </table:table-cell>
          <table:table-cell office:value-type="string" calcext:value-type="string">
            <text:p>SCGCMP</text:p>
          </table:table-cell>
          <table:table-cell table:formula="of:=[.C19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9367.06" calcext:value-type="float">
            <text:p>9367.06</text:p>
          </table:table-cell>
          <table:table-cell office:value-type="float" office:value="16" calcext:value-type="float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INTDIA040001','2014-04-30','---','-------------------------','6110800003102000001','SCGCMP','SNOINTDIA040001','D','PROVISION DE INTERESES DE PRESTACIONES SOCIALES NOMINA DIARIA ABRIL 2014',9367.06,16);" calcext:value-type="string">
            <text:p>INSERT INTO scg_dt_cmp VALUES('0001','SCGCMP','SNOINTDIA040001','2014-04-30','---','-------------------------','6110800003102000001','SCGCMP','SNOINTDIA040001','D','PROVISION DE INTERESES DE PRESTACIONES SOCIALES NOMINA DIARIA ABRIL 2014',9367.06,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 calcext:value-type="string">
            <text:p>6110800004300000001</text:p>
          </table:table-cell>
          <table:table-cell office:value-type="string" calcext:value-type="string">
            <text:p>SCGCMP</text:p>
          </table:table-cell>
          <table:table-cell table:formula="of:=[.C20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12688.96" calcext:value-type="float">
            <text:p>12688.96</text:p>
          </table:table-cell>
          <table:table-cell office:value-type="float" office:value="17" calcext:value-type="float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INTDIA040001','2014-04-30','---','-------------------------','6110800004300000001','SCGCMP','SNOINTDIA040001','D','PROVISION DE INTERESES DE PRESTACIONES SOCIALES NOMINA DIARIA ABRIL 2014',12688.96,17);" calcext:value-type="string">
            <text:p>INSERT INTO scg_dt_cmp VALUES('0001','SCGCMP','SNOINTDIA040001','2014-04-30','---','-------------------------','6110800004300000001','SCGCMP','SNOINTDIA040001','D','PROVISION DE INTERESES DE PRESTACIONES SOCIALES NOMINA DIARIA ABRIL 2014',12688.96,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 calcext:value-type="string">
            <text:p>6110800003601000001</text:p>
          </table:table-cell>
          <table:table-cell office:value-type="string" calcext:value-type="string">
            <text:p>SCGCMP</text:p>
          </table:table-cell>
          <table:table-cell table:formula="of:=[.C21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11830.86" calcext:value-type="float">
            <text:p>11830.86</text:p>
          </table:table-cell>
          <table:table-cell office:value-type="float" office:value="18" calcext:value-type="float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INTDIA040001','2014-04-30','---','-------------------------','6110800003601000001','SCGCMP','SNOINTDIA040001','D','PROVISION DE INTERESES DE PRESTACIONES SOCIALES NOMINA DIARIA ABRIL 2014',11830.86,18);" calcext:value-type="string">
            <text:p>INSERT INTO scg_dt_cmp VALUES('0001','SCGCMP','SNOINTDIA040001','2014-04-30','---','-------------------------','6110800003601000001','SCGCMP','SNOINTDIA040001','D','PROVISION DE INTERESES DE PRESTACIONES SOCIALES NOMINA DIARIA ABRIL 2014',11830.86,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 calcext:value-type="string">
            <text:p>6110800002004000001</text:p>
          </table:table-cell>
          <table:table-cell office:value-type="string" calcext:value-type="string">
            <text:p>SCGCMP</text:p>
          </table:table-cell>
          <table:table-cell table:formula="of:=[.C22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19665.77" calcext:value-type="float">
            <text:p>19665.77</text:p>
          </table:table-cell>
          <table:table-cell office:value-type="float" office:value="19" calcext:value-type="float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INTDIA040001','2014-04-30','---','-------------------------','6110800002004000001','SCGCMP','SNOINTDIA040001','D','PROVISION DE INTERESES DE PRESTACIONES SOCIALES NOMINA DIARIA ABRIL 2014',19665.77,19);" calcext:value-type="string">
            <text:p>INSERT INTO scg_dt_cmp VALUES('0001','SCGCMP','SNOINTDIA040001','2014-04-30','---','-------------------------','6110800002004000001','SCGCMP','SNOINTDIA040001','D','PROVISION DE INTERESES DE PRESTACIONES SOCIALES NOMINA DIARIA ABRIL 2014',19665.77,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 calcext:value-type="string">
            <text:p>6110800002902000001</text:p>
          </table:table-cell>
          <table:table-cell office:value-type="string" calcext:value-type="string">
            <text:p>SCGCMP</text:p>
          </table:table-cell>
          <table:table-cell table:formula="of:=[.C23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3557.09" calcext:value-type="float">
            <text:p>3557.09</text:p>
          </table:table-cell>
          <table:table-cell office:value-type="float" office:value="20" calcext:value-type="float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INTDIA040001','2014-04-30','---','-------------------------','6110800002902000001','SCGCMP','SNOINTDIA040001','D','PROVISION DE INTERESES DE PRESTACIONES SOCIALES NOMINA DIARIA ABRIL 2014',3557.09,20);" calcext:value-type="string">
            <text:p>INSERT INTO scg_dt_cmp VALUES('0001','SCGCMP','SNOINTDIA040001','2014-04-30','---','-------------------------','6110800002902000001','SCGCMP','SNOINTDIA040001','D','PROVISION DE INTERESES DE PRESTACIONES SOCIALES NOMINA DIARIA ABRIL 2014',3557.09,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4];&quot;000001&quot;)" office:value-type="string" office:string-value="6110800004101000001" calcext:value-type="string">
            <text:p>6110800004101000001</text:p>
          </table:table-cell>
          <table:table-cell office:value-type="string" calcext:value-type="string">
            <text:p>SCGCMP</text:p>
          </table:table-cell>
          <table:table-cell table:formula="of:=[.C24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5915.41" calcext:value-type="float">
            <text:p>5915.41</text:p>
          </table:table-cell>
          <table:table-cell office:value-type="float" office:value="21" calcext:value-type="float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INTDIA040001','2014-04-30','---','-------------------------','6110800004101000001','SCGCMP','SNOINTDIA040001','D','PROVISION DE INTERESES DE PRESTACIONES SOCIALES NOMINA DIARIA ABRIL 2014',5915.41,21);" calcext:value-type="string">
            <text:p>INSERT INTO scg_dt_cmp VALUES('0001','SCGCMP','SNOINTDIA040001','2014-04-30','---','-------------------------','6110800004101000001','SCGCMP','SNOINTDIA040001','D','PROVISION DE INTERESES DE PRESTACIONES SOCIALES NOMINA DIARIA ABRIL 2014',5915.41,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5];&quot;000001&quot;)" office:value-type="string" office:string-value="6110800002901000001" calcext:value-type="string">
            <text:p>6110800002901000001</text:p>
          </table:table-cell>
          <table:table-cell office:value-type="string" calcext:value-type="string">
            <text:p>SCGCMP</text:p>
          </table:table-cell>
          <table:table-cell table:formula="of:=[.C25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33270.99" calcext:value-type="float">
            <text:p>33270.99</text:p>
          </table:table-cell>
          <table:table-cell office:value-type="float" office:value="22" calcext:value-type="float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INTDIA040001','2014-04-30','---','-------------------------','6110800002901000001','SCGCMP','SNOINTDIA040001','D','PROVISION DE INTERESES DE PRESTACIONES SOCIALES NOMINA DIARIA ABRIL 2014',33270.99,22);" calcext:value-type="string">
            <text:p>INSERT INTO scg_dt_cmp VALUES('0001','SCGCMP','SNOINTDIA040001','2014-04-30','---','-------------------------','6110800002901000001','SCGCMP','SNOINTDIA040001','D','PROVISION DE INTERESES DE PRESTACIONES SOCIALES NOMINA DIARIA ABRIL 2014',33270.99,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 calcext:value-type="string">
            <text:p>6110800002701000001</text:p>
          </table:table-cell>
          <table:table-cell office:value-type="string" calcext:value-type="string">
            <text:p>SCGCMP</text:p>
          </table:table-cell>
          <table:table-cell table:formula="of:=[.C26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388.69" calcext:value-type="float">
            <text:p>388.69</text:p>
          </table:table-cell>
          <table:table-cell office:value-type="float" office:value="23" calcext:value-type="float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INTDIA040001','2014-04-30','---','-------------------------','6110800002701000001','SCGCMP','SNOINTDIA040001','D','PROVISION DE INTERESES DE PRESTACIONES SOCIALES NOMINA DIARIA ABRIL 2014',388.69,23);" calcext:value-type="string">
            <text:p>INSERT INTO scg_dt_cmp VALUES('0001','SCGCMP','SNOINTDIA040001','2014-04-30','---','-------------------------','6110800002701000001','SCGCMP','SNOINTDIA040001','D','PROVISION DE INTERESES DE PRESTACIONES SOCIALES NOMINA DIARIA ABRIL 2014',388.69,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 calcext:value-type="string">
            <text:p>6110800003802000001</text:p>
          </table:table-cell>
          <table:table-cell office:value-type="string" calcext:value-type="string">
            <text:p>SCGCMP</text:p>
          </table:table-cell>
          <table:table-cell table:formula="of:=[.C27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4786.62" calcext:value-type="float">
            <text:p>4786.62</text:p>
          </table:table-cell>
          <table:table-cell office:value-type="float" office:value="24" calcext:value-type="float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INTDIA040001','2014-04-30','---','-------------------------','6110800003802000001','SCGCMP','SNOINTDIA040001','D','PROVISION DE INTERESES DE PRESTACIONES SOCIALES NOMINA DIARIA ABRIL 2014',4786.62,24);" calcext:value-type="string">
            <text:p>INSERT INTO scg_dt_cmp VALUES('0001','SCGCMP','SNOINTDIA040001','2014-04-30','---','-------------------------','6110800003802000001','SCGCMP','SNOINTDIA040001','D','PROVISION DE INTERESES DE PRESTACIONES SOCIALES NOMINA DIARIA ABRIL 2014',4786.62,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 calcext:value-type="string">
            <text:p>6110800004507000001</text:p>
          </table:table-cell>
          <table:table-cell office:value-type="string" calcext:value-type="string">
            <text:p>SCGCMP</text:p>
          </table:table-cell>
          <table:table-cell table:formula="of:=[.C28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7971.06" calcext:value-type="float">
            <text:p>7971.06</text:p>
          </table:table-cell>
          <table:table-cell office:value-type="float" office:value="25" calcext:value-type="float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INTDIA040001','2014-04-30','---','-------------------------','6110800004507000001','SCGCMP','SNOINTDIA040001','D','PROVISION DE INTERESES DE PRESTACIONES SOCIALES NOMINA DIARIA ABRIL 2014',7971.06,25);" calcext:value-type="string">
            <text:p>INSERT INTO scg_dt_cmp VALUES('0001','SCGCMP','SNOINTDIA040001','2014-04-30','---','-------------------------','6110800004507000001','SCGCMP','SNOINTDIA040001','D','PROVISION DE INTERESES DE PRESTACIONES SOCIALES NOMINA DIARIA ABRIL 2014',7971.06,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 calcext:value-type="string">
            <text:p>6110800004503000001</text:p>
          </table:table-cell>
          <table:table-cell office:value-type="string" calcext:value-type="string">
            <text:p>SCGCMP</text:p>
          </table:table-cell>
          <table:table-cell table:formula="of:=[.C29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2445.2" calcext:value-type="float">
            <text:p>2445.20</text:p>
          </table:table-cell>
          <table:table-cell office:value-type="float" office:value="26" calcext:value-type="float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INTDIA040001','2014-04-30','---','-------------------------','6110800004503000001','SCGCMP','SNOINTDIA040001','D','PROVISION DE INTERESES DE PRESTACIONES SOCIALES NOMINA DIARIA ABRIL 2014',2445.2,26);" calcext:value-type="string">
            <text:p>INSERT INTO scg_dt_cmp VALUES('0001','SCGCMP','SNOINTDIA040001','2014-04-30','---','-------------------------','6110800004503000001','SCGCMP','SNOINTDIA040001','D','PROVISION DE INTERESES DE PRESTACIONES SOCIALES NOMINA DIARIA ABRIL 2014',2445.2,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 calcext:value-type="string">
            <text:p>6110800003801000001</text:p>
          </table:table-cell>
          <table:table-cell office:value-type="string" calcext:value-type="string">
            <text:p>SCGCMP</text:p>
          </table:table-cell>
          <table:table-cell table:formula="of:=[.C30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20997.57" calcext:value-type="float">
            <text:p>20997.57</text:p>
          </table:table-cell>
          <table:table-cell office:value-type="float" office:value="27" calcext:value-type="float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INTDIA040001','2014-04-30','---','-------------------------','6110800003801000001','SCGCMP','SNOINTDIA040001','D','PROVISION DE INTERESES DE PRESTACIONES SOCIALES NOMINA DIARIA ABRIL 2014',20997.57,27);" calcext:value-type="string">
            <text:p>INSERT INTO scg_dt_cmp VALUES('0001','SCGCMP','SNOINTDIA040001','2014-04-30','---','-------------------------','6110800003801000001','SCGCMP','SNOINTDIA040001','D','PROVISION DE INTERESES DE PRESTACIONES SOCIALES NOMINA DIARIA ABRIL 2014',20997.57,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 calcext:value-type="string">
            <text:p>6110800003304000001</text:p>
          </table:table-cell>
          <table:table-cell office:value-type="string" calcext:value-type="string">
            <text:p>SCGCMP</text:p>
          </table:table-cell>
          <table:table-cell table:formula="of:=[.C31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10264.89" calcext:value-type="float">
            <text:p>10264.89</text:p>
          </table:table-cell>
          <table:table-cell office:value-type="float" office:value="28" calcext:value-type="float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INTDIA040001','2014-04-30','---','-------------------------','6110800003304000001','SCGCMP','SNOINTDIA040001','D','PROVISION DE INTERESES DE PRESTACIONES SOCIALES NOMINA DIARIA ABRIL 2014',10264.89,28);" calcext:value-type="string">
            <text:p>INSERT INTO scg_dt_cmp VALUES('0001','SCGCMP','SNOINTDIA040001','2014-04-30','---','-------------------------','6110800003304000001','SCGCMP','SNOINTDIA040001','D','PROVISION DE INTERESES DE PRESTACIONES SOCIALES NOMINA DIARIA ABRIL 2014',10264.89,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 calcext:value-type="string">
            <text:p>6110800004203000001</text:p>
          </table:table-cell>
          <table:table-cell office:value-type="string" calcext:value-type="string">
            <text:p>SCGCMP</text:p>
          </table:table-cell>
          <table:table-cell table:formula="of:=[.C32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80557.64" calcext:value-type="float">
            <text:p>80557.64</text:p>
          </table:table-cell>
          <table:table-cell office:value-type="float" office:value="29" calcext:value-type="float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INTDIA040001','2014-04-30','---','-------------------------','6110800004203000001','SCGCMP','SNOINTDIA040001','D','PROVISION DE INTERESES DE PRESTACIONES SOCIALES NOMINA DIARIA ABRIL 2014',80557.64,29);" calcext:value-type="string">
            <text:p>INSERT INTO scg_dt_cmp VALUES('0001','SCGCMP','SNOINTDIA040001','2014-04-30','---','-------------------------','6110800004203000001','SCGCMP','SNOINTDIA040001','D','PROVISION DE INTERESES DE PRESTACIONES SOCIALES NOMINA DIARIA ABRIL 2014',80557.64,2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 calcext:value-type="string">
            <text:p>6110800004502000001</text:p>
          </table:table-cell>
          <table:table-cell office:value-type="string" calcext:value-type="string">
            <text:p>SCGCMP</text:p>
          </table:table-cell>
          <table:table-cell table:formula="of:=[.C33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6478.6" calcext:value-type="float">
            <text:p>6478.60</text:p>
          </table:table-cell>
          <table:table-cell office:value-type="float" office:value="30" calcext:value-type="float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INTDIA040001','2014-04-30','---','-------------------------','6110800004502000001','SCGCMP','SNOINTDIA040001','D','PROVISION DE INTERESES DE PRESTACIONES SOCIALES NOMINA DIARIA ABRIL 2014',6478.6,30);" calcext:value-type="string">
            <text:p>INSERT INTO scg_dt_cmp VALUES('0001','SCGCMP','SNOINTDIA040001','2014-04-30','---','-------------------------','6110800004502000001','SCGCMP','SNOINTDIA040001','D','PROVISION DE INTERESES DE PRESTACIONES SOCIALES NOMINA DIARIA ABRIL 2014',6478.6,3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 calcext:value-type="string">
            <text:p>6110800004602000001</text:p>
          </table:table-cell>
          <table:table-cell office:value-type="string" calcext:value-type="string">
            <text:p>SCGCMP</text:p>
          </table:table-cell>
          <table:table-cell table:formula="of:=[.C34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4742.79" calcext:value-type="float">
            <text:p>4742.79</text:p>
          </table:table-cell>
          <table:table-cell office:value-type="float" office:value="31" calcext:value-type="float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INTDIA040001','2014-04-30','---','-------------------------','6110800004602000001','SCGCMP','SNOINTDIA040001','D','PROVISION DE INTERESES DE PRESTACIONES SOCIALES NOMINA DIARIA ABRIL 2014',4742.79,31);" calcext:value-type="string">
            <text:p>INSERT INTO scg_dt_cmp VALUES('0001','SCGCMP','SNOINTDIA040001','2014-04-30','---','-------------------------','6110800004602000001','SCGCMP','SNOINTDIA040001','D','PROVISION DE INTERESES DE PRESTACIONES SOCIALES NOMINA DIARIA ABRIL 2014',4742.79,3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 calcext:value-type="string">
            <text:p>6110800004201000001</text:p>
          </table:table-cell>
          <table:table-cell office:value-type="string" calcext:value-type="string">
            <text:p>SCGCMP</text:p>
          </table:table-cell>
          <table:table-cell table:formula="of:=[.C35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19245.33" calcext:value-type="float">
            <text:p>19245.33</text:p>
          </table:table-cell>
          <table:table-cell office:value-type="float" office:value="32" calcext:value-type="float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INTDIA040001','2014-04-30','---','-------------------------','6110800004201000001','SCGCMP','SNOINTDIA040001','D','PROVISION DE INTERESES DE PRESTACIONES SOCIALES NOMINA DIARIA ABRIL 2014',19245.33,32);" calcext:value-type="string">
            <text:p>INSERT INTO scg_dt_cmp VALUES('0001','SCGCMP','SNOINTDIA040001','2014-04-30','---','-------------------------','6110800004201000001','SCGCMP','SNOINTDIA040001','D','PROVISION DE INTERESES DE PRESTACIONES SOCIALES NOMINA DIARIA ABRIL 2014',19245.33,3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 calcext:value-type="string">
            <text:p>6110800003901000001</text:p>
          </table:table-cell>
          <table:table-cell office:value-type="string" calcext:value-type="string">
            <text:p>SCGCMP</text:p>
          </table:table-cell>
          <table:table-cell table:formula="of:=[.C36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9325.64" calcext:value-type="float">
            <text:p>9325.64</text:p>
          </table:table-cell>
          <table:table-cell office:value-type="float" office:value="33" calcext:value-type="float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INTDIA040001','2014-04-30','---','-------------------------','6110800003901000001','SCGCMP','SNOINTDIA040001','D','PROVISION DE INTERESES DE PRESTACIONES SOCIALES NOMINA DIARIA ABRIL 2014',9325.64,33);" calcext:value-type="string">
            <text:p>INSERT INTO scg_dt_cmp VALUES('0001','SCGCMP','SNOINTDIA040001','2014-04-30','---','-------------------------','6110800003901000001','SCGCMP','SNOINTDIA040001','D','PROVISION DE INTERESES DE PRESTACIONES SOCIALES NOMINA DIARIA ABRIL 2014',9325.64,3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 calcext:value-type="string">
            <text:p>6110800004102000001</text:p>
          </table:table-cell>
          <table:table-cell office:value-type="string" calcext:value-type="string">
            <text:p>SCGCMP</text:p>
          </table:table-cell>
          <table:table-cell table:formula="of:=[.C37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8758.14" calcext:value-type="float">
            <text:p>8758.14</text:p>
          </table:table-cell>
          <table:table-cell office:value-type="float" office:value="34" calcext:value-type="float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INTDIA040001','2014-04-30','---','-------------------------','6110800004102000001','SCGCMP','SNOINTDIA040001','D','PROVISION DE INTERESES DE PRESTACIONES SOCIALES NOMINA DIARIA ABRIL 2014',8758.14,34);" calcext:value-type="string">
            <text:p>INSERT INTO scg_dt_cmp VALUES('0001','SCGCMP','SNOINTDIA040001','2014-04-30','---','-------------------------','6110800004102000001','SCGCMP','SNOINTDIA040001','D','PROVISION DE INTERESES DE PRESTACIONES SOCIALES NOMINA DIARIA ABRIL 2014',8758.14,3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 calcext:value-type="string">
            <text:p>6110800003303000001</text:p>
          </table:table-cell>
          <table:table-cell office:value-type="string" calcext:value-type="string">
            <text:p>SCGCMP</text:p>
          </table:table-cell>
          <table:table-cell table:formula="of:=[.C38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1701.38" calcext:value-type="float">
            <text:p>1701.38</text:p>
          </table:table-cell>
          <table:table-cell office:value-type="float" office:value="35" calcext:value-type="float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INTDIA040001','2014-04-30','---','-------------------------','6110800003303000001','SCGCMP','SNOINTDIA040001','D','PROVISION DE INTERESES DE PRESTACIONES SOCIALES NOMINA DIARIA ABRIL 2014',1701.38,35);" calcext:value-type="string">
            <text:p>INSERT INTO scg_dt_cmp VALUES('0001','SCGCMP','SNOINTDIA040001','2014-04-30','---','-------------------------','6110800003303000001','SCGCMP','SNOINTDIA040001','D','PROVISION DE INTERESES DE PRESTACIONES SOCIALES NOMINA DIARIA ABRIL 2014',1701.38,3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 calcext:value-type="string">
            <text:p>6110800002001000001</text:p>
          </table:table-cell>
          <table:table-cell office:value-type="string" calcext:value-type="string">
            <text:p>SCGCMP</text:p>
          </table:table-cell>
          <table:table-cell table:formula="of:=[.C39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561.01" calcext:value-type="float">
            <text:p>561.01</text:p>
          </table:table-cell>
          <table:table-cell office:value-type="float" office:value="36" calcext:value-type="float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INTDIA040001','2014-04-30','---','-------------------------','6110800002001000001','SCGCMP','SNOINTDIA040001','D','PROVISION DE INTERESES DE PRESTACIONES SOCIALES NOMINA DIARIA ABRIL 2014',561.01,36);" calcext:value-type="string">
            <text:p>INSERT INTO scg_dt_cmp VALUES('0001','SCGCMP','SNOINTDIA040001','2014-04-30','---','-------------------------','6110800002001000001','SCGCMP','SNOINTDIA040001','D','PROVISION DE INTERESES DE PRESTACIONES SOCIALES NOMINA DIARIA ABRIL 2014',561.01,3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 calcext:value-type="string">
            <text:p>6110800003803000001</text:p>
          </table:table-cell>
          <table:table-cell office:value-type="string" calcext:value-type="string">
            <text:p>SCGCMP</text:p>
          </table:table-cell>
          <table:table-cell table:formula="of:=[.C40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109269.18" calcext:value-type="float">
            <text:p>109269.18</text:p>
          </table:table-cell>
          <table:table-cell office:value-type="float" office:value="37" calcext:value-type="float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INTDIA040001','2014-04-30','---','-------------------------','6110800003803000001','SCGCMP','SNOINTDIA040001','D','PROVISION DE INTERESES DE PRESTACIONES SOCIALES NOMINA DIARIA ABRIL 2014',109269.18,37);" calcext:value-type="string">
            <text:p>INSERT INTO scg_dt_cmp VALUES('0001','SCGCMP','SNOINTDIA040001','2014-04-30','---','-------------------------','6110800003803000001','SCGCMP','SNOINTDIA040001','D','PROVISION DE INTERESES DE PRESTACIONES SOCIALES NOMINA DIARIA ABRIL 2014',109269.18,3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 calcext:value-type="string">
            <text:p>6110800004505000001</text:p>
          </table:table-cell>
          <table:table-cell office:value-type="string" calcext:value-type="string">
            <text:p>SCGCMP</text:p>
          </table:table-cell>
          <table:table-cell table:formula="of:=[.C41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37586.6" calcext:value-type="float">
            <text:p>37586.60</text:p>
          </table:table-cell>
          <table:table-cell office:value-type="float" office:value="38" calcext:value-type="float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INTDIA040001','2014-04-30','---','-------------------------','6110800004505000001','SCGCMP','SNOINTDIA040001','D','PROVISION DE INTERESES DE PRESTACIONES SOCIALES NOMINA DIARIA ABRIL 2014',37586.6,38);" calcext:value-type="string">
            <text:p>INSERT INTO scg_dt_cmp VALUES('0001','SCGCMP','SNOINTDIA040001','2014-04-30','---','-------------------------','6110800004505000001','SCGCMP','SNOINTDIA040001','D','PROVISION DE INTERESES DE PRESTACIONES SOCIALES NOMINA DIARIA ABRIL 2014',37586.6,3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 calcext:value-type="string">
            <text:p>6110800003902000001</text:p>
          </table:table-cell>
          <table:table-cell office:value-type="string" calcext:value-type="string">
            <text:p>SCGCMP</text:p>
          </table:table-cell>
          <table:table-cell table:formula="of:=[.C42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1337.3" calcext:value-type="float">
            <text:p>1337.30</text:p>
          </table:table-cell>
          <table:table-cell office:value-type="float" office:value="39" calcext:value-type="float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INTDIA040001','2014-04-30','---','-------------------------','6110800003902000001','SCGCMP','SNOINTDIA040001','D','PROVISION DE INTERESES DE PRESTACIONES SOCIALES NOMINA DIARIA ABRIL 2014',1337.3,39);" calcext:value-type="string">
            <text:p>INSERT INTO scg_dt_cmp VALUES('0001','SCGCMP','SNOINTDIA040001','2014-04-30','---','-------------------------','6110800003902000001','SCGCMP','SNOINTDIA040001','D','PROVISION DE INTERESES DE PRESTACIONES SOCIALES NOMINA DIARIA ABRIL 2014',1337.3,3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 calcext:value-type="string">
            <text:p>6110800004700000001</text:p>
          </table:table-cell>
          <table:table-cell office:value-type="string" calcext:value-type="string">
            <text:p>SCGCMP</text:p>
          </table:table-cell>
          <table:table-cell table:formula="of:=[.C43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2198.99" calcext:value-type="float">
            <text:p>2198.99</text:p>
          </table:table-cell>
          <table:table-cell office:value-type="float" office:value="40" calcext:value-type="float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INTDIA040001','2014-04-30','---','-------------------------','6110800004700000001','SCGCMP','SNOINTDIA040001','D','PROVISION DE INTERESES DE PRESTACIONES SOCIALES NOMINA DIARIA ABRIL 2014',2198.99,40);" calcext:value-type="string">
            <text:p>INSERT INTO scg_dt_cmp VALUES('0001','SCGCMP','SNOINTDIA040001','2014-04-30','---','-------------------------','6110800004700000001','SCGCMP','SNOINTDIA040001','D','PROVISION DE INTERESES DE PRESTACIONES SOCIALES NOMINA DIARIA ABRIL 2014',2198.99,4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 calcext:value-type="string">
            <text:p>6110800003701000001</text:p>
          </table:table-cell>
          <table:table-cell office:value-type="string" calcext:value-type="string">
            <text:p>SCGCMP</text:p>
          </table:table-cell>
          <table:table-cell table:formula="of:=[.C44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948.03" calcext:value-type="float">
            <text:p>948.03</text:p>
          </table:table-cell>
          <table:table-cell office:value-type="float" office:value="41" calcext:value-type="float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INTDIA040001','2014-04-30','---','-------------------------','6110800003701000001','SCGCMP','SNOINTDIA040001','D','PROVISION DE INTERESES DE PRESTACIONES SOCIALES NOMINA DIARIA ABRIL 2014',948.03,41);" calcext:value-type="string">
            <text:p>INSERT INTO scg_dt_cmp VALUES('0001','SCGCMP','SNOINTDIA040001','2014-04-30','---','-------------------------','6110800003701000001','SCGCMP','SNOINTDIA040001','D','PROVISION DE INTERESES DE PRESTACIONES SOCIALES NOMINA DIARIA ABRIL 2014',948.03,4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 calcext:value-type="string">
            <text:p>6110800004202000001</text:p>
          </table:table-cell>
          <table:table-cell office:value-type="string" calcext:value-type="string">
            <text:p>SCGCMP</text:p>
          </table:table-cell>
          <table:table-cell table:formula="of:=[.C45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19796.96" calcext:value-type="float">
            <text:p>19796.96</text:p>
          </table:table-cell>
          <table:table-cell office:value-type="float" office:value="42" calcext:value-type="float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INTDIA040001','2014-04-30','---','-------------------------','6110800004202000001','SCGCMP','SNOINTDIA040001','D','PROVISION DE INTERESES DE PRESTACIONES SOCIALES NOMINA DIARIA ABRIL 2014',19796.96,42);" calcext:value-type="string">
            <text:p>INSERT INTO scg_dt_cmp VALUES('0001','SCGCMP','SNOINTDIA040001','2014-04-30','---','-------------------------','6110800004202000001','SCGCMP','SNOINTDIA040001','D','PROVISION DE INTERESES DE PRESTACIONES SOCIALES NOMINA DIARIA ABRIL 2014',19796.96,4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 calcext:value-type="string">
            <text:p>6110800004506000001</text:p>
          </table:table-cell>
          <table:table-cell office:value-type="string" calcext:value-type="string">
            <text:p>SCGCMP</text:p>
          </table:table-cell>
          <table:table-cell table:formula="of:=[.C46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4818.84" calcext:value-type="float">
            <text:p>4818.84</text:p>
          </table:table-cell>
          <table:table-cell office:value-type="float" office:value="43" calcext:value-type="float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INTDIA040001','2014-04-30','---','-------------------------','6110800004506000001','SCGCMP','SNOINTDIA040001','D','PROVISION DE INTERESES DE PRESTACIONES SOCIALES NOMINA DIARIA ABRIL 2014',4818.84,43);" calcext:value-type="string">
            <text:p>INSERT INTO scg_dt_cmp VALUES('0001','SCGCMP','SNOINTDIA040001','2014-04-30','---','-------------------------','6110800004506000001','SCGCMP','SNOINTDIA040001','D','PROVISION DE INTERESES DE PRESTACIONES SOCIALES NOMINA DIARIA ABRIL 2014',4818.84,4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 calcext:value-type="string">
            <text:p>6110800004001000001</text:p>
          </table:table-cell>
          <table:table-cell office:value-type="string" calcext:value-type="string">
            <text:p>SCGCMP</text:p>
          </table:table-cell>
          <table:table-cell table:formula="of:=[.C47]" office:value-type="string" office:string-value="SNOINTDIA040001" calcext:value-type="string">
            <text:p>SNOINTDIA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ABRIL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2425.3" calcext:value-type="float">
            <text:p>2425.30</text:p>
          </table:table-cell>
          <table:table-cell office:value-type="float" office:value="44" calcext:value-type="float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INTDIA040001','2014-04-30','---','-------------------------','6110800004001000001','SCGCMP','SNOINTDIA040001','D','PROVISION DE INTERESES DE PRESTACIONES SOCIALES NOMINA DIARIA ABRIL 2014',2425.3,44);" calcext:value-type="string">
            <text:p>INSERT INTO scg_dt_cmp VALUES('0001','SCGCMP','SNOINTDIA040001','2014-04-30','---','-------------------------','6110800004001000001','SCGCMP','SNOINTDIA040001','D','PROVISION DE INTERESES DE PRESTACIONES SOCIALES NOMINA DIARIA ABRIL 2014',2425.3,44);</text:p>
          </table:table-cell>
        </table:table-row>
        <table:table-row table:style-name="ro1" table:number-rows-repeated="1048471">
          <table:table-cell table:number-columns-repeated="15"/>
        </table:table-row>
        <table:table-row table:style-name="ro3" table:number-rows-repeated="57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string" office:string-value="SNOINTDIA040001" calcext:value-type="string">
            <text:p>SNOINTDIA040001</text:p>
          </table:table-cell>
          <table:table-cell table:formula="of:=[Hoja1.D3]" office:value-type="string" office:string-value="2014-04-30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K3]" office:value-type="string" office:string-value="PROVISION DE INTERESES DE PRESTACIONES SOCIALES NOMINA DIARIA ABRIL 2014" calcext:value-type="string">
            <text:p>PROVISION DE INTERESES DE PRESTACIONES SOCIALES NOMINA DIARIA ABRIL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6" table:formula="of:=[Hoja1.M3]" office:value-type="float" office:value="764756.295824396" calcext:value-type="float">
            <text:p>764,756.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INTDIA040001','2014-04-30','---','-------------------------','PROVISION DE INTERESES DE PRESTACIONES SOCIALES NOMINA DIARIA ABRIL 2014',1,'-','----------','----------',764756.295824396,0,0,0,'--','SIGESP');" calcext:value-type="string">
            <text:p>INSERT INTO sigesp_cmp VALUES('0001','SCGCMP','SNOINTDIA040001','2014-04-30','---','-------------------------','PROVISION DE INTERESES DE PRESTACIONES SOCIALES NOMINA DIARIA ABRIL 2014',1,'-','----------','----------',764756.295824396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15:50:51.1208829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2T15:51:24.342032960</dc:date>
    <dc:creator>Juan Plablo</dc:creator>
    <meta:editing-duration>PT3H10M50S</meta:editing-duration>
    <meta:editing-cycles>20</meta:editing-cycles>
    <meta:generator>LibreOffice/4.1.4.2$Linux_X86_64 LibreOffice_project/410m0$Build-2</meta:generator>
    <meta:document-statistic meta:table-count="2" meta:cell-count="727" meta:object-count="0"/>
  </office:meta>
</office:document-meta>
</file>